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Calibri" fo:font-size="12pt" fo:language="en" fo:country="GB" officeooo:paragraph-rsid="00259499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9499" style:font-size-asian="12pt" style:font-size-complex="12pt"/>
    </style:style>
    <style:style style:name="P11" style:family="paragraph" style:parent-style-name="Standard">
      <style:text-properties style:font-name="Calibri" fo:font-size="12pt" officeooo:paragraph-rsid="00259499" style:font-size-asian="12pt" style:font-size-complex="12pt"/>
    </style:style>
    <style:style style:name="P1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9499" style:text-blinking="false" fo:background-color="transparent" loext:padding="0cm" loext:border="none"/>
    </style:style>
    <style:style style:name="P16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9499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8" style:family="paragraph" style:parent-style-name="Standard">
      <style:text-properties officeooo:paragraph-rsid="00259499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9499" style:font-size-asian="24pt" style:font-weight-asian="bold" style:font-size-complex="24pt" style:font-weight-complex="bold"/>
    </style:style>
    <style:style style:name="P20" style:family="paragraph" style:parent-style-name="Standard" style:master-page-name="First_20_Page">
      <style:paragraph-properties style:page-number="auto"/>
      <style:text-properties officeooo:paragraph-rsid="00259499"/>
    </style:style>
    <style:style style:name="P21" style:family="paragraph" style:parent-style-name="Heading_20_1">
      <style:text-properties fo:language="en" fo:country="GB"/>
    </style:style>
    <style:style style:name="P22" style:family="paragraph" style:parent-style-name="Text_20_body" style:list-style-name="L1"/>
    <style:style style:name="P23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4" style:family="paragraph" style:parent-style-name="Text_20_body" style:list-style-name="L1">
      <style:text-properties fo:font-style="italic" style:font-style-asian="italic" style:font-style-complex="italic"/>
    </style:style>
    <style:style style:name="P25" style:family="paragraph" style:parent-style-name="Text_20_body" style:list-style-name="L1">
      <style:text-properties fo:font-style="italic" officeooo:rsid="0048907f" officeooo:paragraph-rsid="0019fb49" style:font-style-asian="italic" style:font-style-complex="italic"/>
    </style:style>
    <style:style style:name="P26" style:family="paragraph" style:parent-style-name="Text_20_body" style:list-style-name="L1">
      <style:text-properties fo:font-style="italic" officeooo:rsid="001e827d" officeooo:paragraph-rsid="001e827d" style:font-style-asian="italic" style:font-style-complex="italic"/>
    </style:style>
    <style:style style:name="P27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28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29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30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72911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59499" style:text-blinking="false" fo:background-color="transparent" loext:char-shading-value="0"/>
    </style:style>
    <style:style style:name="T7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9499" style:text-blinking="false" fo:background-color="transparent" loext:char-shading-value="0" style:font-size-asian="36pt" style:font-size-complex="36pt"/>
    </style:style>
    <style:style style:name="T10" style:family="text">
      <style:text-properties officeooo:rsid="0014dd5c"/>
    </style:style>
    <style:style style:name="T11" style:family="text">
      <style:text-properties officeooo:rsid="0017a346"/>
    </style:style>
    <style:style style:name="T12" style:family="text">
      <style:text-properties officeooo:rsid="0011aa5d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4dd5c"/>
    </style:style>
    <style:style style:name="T15" style:family="text">
      <style:text-properties officeooo:rsid="0019fb49"/>
    </style:style>
    <style:style style:name="T16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7" style:family="text">
      <style:text-properties fo:color="#1155cc" loext:opacity="100%" style:text-underline-style="solid" style:text-underline-width="auto" style:text-underline-color="font-color"/>
    </style:style>
    <style:style style:name="T18" style:family="text">
      <style:text-properties style:font-name="Calibri" fo:font-size="12pt" style:font-size-asian="12pt" style:font-size-complex="12pt"/>
    </style:style>
    <style:style style:name="T19" style:family="text">
      <style:text-properties officeooo:rsid="002332ea"/>
    </style:style>
    <style:style style:name="T20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ASSEMBLY AND REPAIR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20"/>
      <text:p text:style-name="P18"/>
      <text:p text:style-name="P18"/>
      <text:p text:style-name="P18"/>
      <text:p text:style-name="P19"><text:span text:style-name="T5">Computer Systems – </text:span><text:span text:style-name="T6">Glossary</text:span><text:span text:style-name="T7"><text:line-break/></text:span><text:span text:style-name="T8">UD 0</text:span><text:span text:style-name="T9">4</text:span><text:span text:style-name="T8">. </text:span><text:span text:style-name="T16"><text:user-field-get text:name="Tema">ASSEMBLY AND REPAIR</text:user-field-get></text:span></text:p>
      <text:p text:style-name="P15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3">Sergio García / Alfredo Oltra</text:p>
      <text:p text:style-name="P12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17">s</text:span></text:a></text:p>
      <text:p text:style-name="P16"><text:a xlink:type="simple" xlink:href="mailto:alfredo.oltra@ceedcv.es" text:style-name="Internet_20_link" text:visited-style-name="Visited_20_Internet_20_Link"><text:span text:style-name="T18">alfredo.oltra</text:span></text:a><text:a xlink:type="simple" xlink:href="mailto:alfredo.oltra@ceedcv.es" text:style-name="Internet_20_link" text:visited-style-name="Visited_20_Internet_20_Link"><text:span text:style-name="T18">@</text:span></text:a><text:a xlink:type="simple" xlink:href="mailto:alfredo.oltra@ceedcv.es" text:style-name="Internet_20_link" text:visited-style-name="Visited_20_Internet_20_Link"><text:span text:style-name="T18">ceedcv.e</text:span></text:a><text:a xlink:type="simple" xlink:href="mailto:alfredo.oltra@ceedcv.es" text:style-name="Internet_20_link" text:visited-style-name="Visited_20_Internet_20_Link"><text:span text:style-name="T4">s</text:span></text:a></text:p>
      <text:p text:style-name="P14">20<text:span text:style-name="T19">22</text:span>/20<text:span text:style-name="T20">2</text:span><text:span text:style-name="T19">3</text:span></text:p>
      <text:p text:style-name="P10"><text:tab/><text:tab/><text:tab/><text:tab/><text:tab/><text:tab/><text:tab/><text:tab/><text:tab/><text:tab/>Versión:<text:date style:data-style-name="N104" text:date-value="2022-07-29T20:35:35.019999789">220729</text:date>.<text:time style:data-style-name="N105" text:time-value="2022-07-29T20:35:35.019999789">2035</text:time></text:p>
      <text:p text:style-name="P11"/>
      <text:p text:style-name="P9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0<text:user-field-get text:name="NumeroTema">4</text:user-field-get>. <text:user-field-get text:name="Tema">ASSEMBLY AND REPAIR</text:user-field-get></text:p>
      <text:p text:style-name="P5"/>
      <text:h text:style-name="P21" text:outline-level="1">Vocabulary</text:h>
      <text:p text:style-name="P6">General:</text:p>
      <text:list xml:id="list4033442634" text:style-name="L1">
        <text:list-item>
          <text:p text:style-name="P23"><text:span text:style-name="T12">b</text:span>eep: pitido</text:p>
        </text:list-item>
        <text:list-item>
          <text:p text:style-name="P24"><text:span text:style-name="T12">h</text:span>eat sink compound: pasta térmica</text:p>
        </text:list-item>
        <text:list-item>
          <text:p text:style-name="P24">flashlight: linterna</text:p>
        </text:list-item>
        <text:list-item>
          <text:p text:style-name="P24"><text:span text:style-name="T12">anti-static</text:span><text:span text:style-name="T14"> wristband: </text:span><text:span text:style-name="T13">pulsera anti estática.</text:span></text:p>
        </text:list-item>
        <text:list-item>
          <text:p text:style-name="P24"><text:span text:style-name="T10">e</text:span>lectrical shock: electrocución.</text:p>
        </text:list-item>
        <text:list-item>
          <text:p text:style-name="P24"><text:span text:style-name="T10">s</text:span>crew: tornillo.</text:p>
        </text:list-item>
        <text:list-item>
          <text:p text:style-name="P24">screwdriver: destornillador</text:p>
        </text:list-item>
        <text:list-item>
          <text:p text:style-name="P24"><text:span text:style-name="T10">voltage spikes</text:span>: <text:span text:style-name="T10">picos de voltaje.</text:span></text:p>
        </text:list-item>
        <text:list-item>
          <text:p text:style-name="P24">power failures: apagones.</text:p>
        </text:list-item>
        <text:list-item>
          <text:p text:style-name="P25">surge protectors: <text:span text:style-name="T15">protectores contra picos de voltaje.</text:span></text:p>
        </text:list-item>
        <text:list-item>
          <text:p text:style-name="P24">UPS: sistema de alimentación ininterrumpida (SAI).</text:p>
        </text:list-item>
        <text:list-item>
          <text:p text:style-name="P24">slot: ranura.</text:p>
        </text:list-item>
        <text:list-item>
          <text:p text:style-name="P26">overclock: aumento de la velocidad de reloj de un componente.</text:p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  <text:p text:style-name="P17"/>
      <text:p text:style-name="P6">Verbos:</text:p>
      <text:list xml:id="list812271649" text:style-name="L2">
        <text:list-item>
          <text:p text:style-name="P27">to assemble: ensamblar.</text:p>
        </text:list-item>
        <text:list-item>
          <text:p text:style-name="P28">to <text:span text:style-name="T11">screw</text:span>: <text:span text:style-name="T11">atornillar.</text:span></text:p>
        </text:list-item>
      </text:list>
      <text:list xml:id="list2495549220" text:style-name="L3">
        <text:list-item>
          <text:p text:style-name="P29">to avoid: evitar.</text:p>
        </text:list-item>
        <text:list-item>
          <text:p text:style-name="P30">to damage: dañar.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72911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</text:span><text:span text:style-name="MT2">F</text:span><text:span text:style-name="MT1">GS. D</text:span><text:span text:style-name="MT2">AM/DAW</text:span><text:span text:style-name="MT1"><text:tab/><text:tab/></text:span><text:span text:style-name="MT1"><text:user-field-get text:name="NumeroTema">4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8-29T12:18:48</meta:creation-date>
    <meta:editing-duration>PT5H47M54S</meta:editing-duration>
    <meta:editing-cycles>28</meta:editing-cycles>
    <meta:generator>LibreOffice/7.3.2.2$Windows_X86_64 LibreOffice_project/49f2b1bff42cfccbd8f788c8dc32c1c309559be0</meta:generator>
    <meta:initial-creator>Alfredo Oltra Orengo</meta:initial-creator>
    <dc:date>2022-07-29T20:35:34.840000000</dc:date>
    <meta:document-statistic meta:table-count="0" meta:image-count="1" meta:object-count="0" meta:page-count="2" meta:paragraph-count="34" meta:word-count="128" meta:character-count="862" meta:non-whitespace-character-count="770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